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5" style:family="paragraph" style:parent-style-name="Text_20_body">
      <style:text-properties officeooo:rsid="005ed8a5" officeooo:paragraph-rsid="005f72b4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5f72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5"><text:span text:style-name="T12">26.04.2019 - Added chapters 25.1 up to 25.1.8, the tools tab chapters</text:span></text:p>
      <text:p text:style-name="P15">11.04.2019 - updated chapter 3,4,6 and 25 with new screenshots.</text:p>
      <text:p text:style-name="P13">0<text:span text:style-name="T11">9</text:span>.04.2019 - <text:span text:style-name="T11">Small changes at chapter 4 and 5</text:span></text:p>
      <text:p text:style-name="P12">0<text:span text:style-name="T10">8</text:span>.04.2019 - Added chapter <text:s/>6 Editors introduction.pdf</text:p>
      <text:p text:style-name="P11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1M58S</meta:editing-duration>
    <meta:editing-cycles>73</meta:editing-cycles>
    <meta:generator>LibreOffice/6.1.4.2$Windows_X86_64 LibreOffice_project/9d0f32d1f0b509096fd65e0d4bec26ddd1938fd3</meta:generator>
    <dc:date>2019-04-26T17:59:07.266000000</dc:date>
    <meta:document-statistic meta:table-count="1" meta:image-count="0" meta:object-count="0" meta:page-count="1" meta:paragraph-count="27" meta:word-count="232" meta:character-count="1440" meta:non-whitespace-character-count="1231"/>
    <meta:template xlink:type="simple" xlink:actuate="onRequest" xlink:title="standard1cm" xlink:href="../../../../AppData/Roaming/LibreOffice/4/user/template/standard1cm.ott" meta:date="2016-03-28T18:47:57.125000000"/>
  </office:meta>
</office:document-meta>
</file>